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>
        <style:tab-stops>
          <style:tab-stop style:position="16.695cm"/>
        </style:tab-stops>
      </style:paragraph-properties>
    </style:style>
    <style:style style:name="P2" style:family="paragraph" style:parent-style-name="Heading_20_2">
      <style:paragraph-properties>
        <style:tab-stops>
          <style:tab-stop style:position="16.649cm"/>
        </style:tab-stops>
      </style:paragraph-properties>
    </style:style>
    <style:style style:name="P3" style:family="paragraph" style:parent-style-name="Heading_20_2">
      <style:paragraph-properties>
        <style:tab-stops>
          <style:tab-stop style:position="16.625cm"/>
        </style:tab-stops>
      </style:paragraph-properties>
    </style:style>
    <style:style style:name="P4" style:family="paragraph" style:parent-style-name="Heading_20_2">
      <style:paragraph-properties>
        <style:tab-stops>
          <style:tab-stop style:position="16.602cm"/>
        </style:tab-stops>
      </style:paragraph-properties>
    </style:style>
    <style:style style:name="P5" style:family="paragraph" style:parent-style-name="Heading_20_2">
      <style:paragraph-properties>
        <style:tab-stops>
          <style:tab-stop style:position="16.672cm"/>
        </style:tab-stops>
      </style:paragraph-properties>
    </style:style>
    <style:style style:name="P6" style:family="paragraph" style:parent-style-name="Heading_20_2">
      <style:paragraph-properties>
        <style:tab-stops>
          <style:tab-stop style:position="16.579cm"/>
        </style:tab-stops>
      </style:paragraph-properties>
    </style:style>
    <style:style style:name="P7" style:family="paragraph" style:parent-style-name="Heading_20_2">
      <style:paragraph-properties>
        <style:tab-stops>
          <style:tab-stop style:position="16.533cm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erif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Restricciones</text:span></text:h>
      <text:h text:style-name="P9" text:outline-level="1"><text:span text:style-name="T2">Conjuntos de Entidades</text:span> </text:h>
      <text:h text:style-name="P1" text:outline-level="2">-- Planilla -------------------------------------------------------------------- -------------------</text:h>
      <text:p text:style-name="Standard">·Restricciones de cardinalidad: </text:p>
      <text:p text:style-name="Standard"><text:tab/>La relación entre este conj. de entidades y los demás está explicada en </text:p>
      <text:p text:style-name="Standard">los apartados correspondientes a cada una de esos otros conjuntos. Los conj. que </text:p>
      <text:p text:style-name="Standard">están en relación directa con Planilla son: Comunidad; Jefe de grupo familiar; </text:p>
      <text:p text:style-name="Standard">Situación Laboral; Vivienda; Salud; Participación Comunitaria. </text:p>
      <text:p text:style-name="Standard"/>
      <text:p text:style-name="Standard">·Superclave: </text:p>
      <text:p text:style-name="Standard"><text:tab/>Toda entidad de este conj. queda unívocamente identificada mediante su </text:p>
      <text:p text:style-name="Standard">atributo número. </text:p>
      <text:p text:style-name="Standard"/>
      <text:p text:style-name="Standard"/>
      <text:h text:style-name="P2" text:outline-level="2">-- Comunidad ------------------------------------------------------------------- --------------</text:h>
      <text:p text:style-name="Standard">·Restricciones de cardinalidad: </text:p>
      <text:p text:style-name="Standard"><text:tab/>Toda comunidad tiene una relación total con un Sector determinado, y le </text:p>
      <text:p text:style-name="Standard">corresponden a cada Comunidad varias Planillas. A su vez hay muchos jefes de </text:p>
      <text:p text:style-name="Standard">familia que se relacionan con cada Comunidad (la relación es total en ambos</text:p>
      <text:p text:style-name="Standard">sentidos), pero aquí la relación tiene importancia en sí misma además de servir </text:p>
      <text:p text:style-name="Standard">como vínculo entre estos dos conjuntos de entidades, modela uno de los campos</text:p>
      <text:p text:style-name="Standard">del cuestionario.</text:p>
      <text:p text:style-name="Standard"/>
      <text:p text:style-name="Standard">·Superclave: </text:p>
      <text:p text:style-name="Standard"><text:tab/>La superclave esta formada por su clave parcial (Nombre) con la unión </text:p>
      <text:p text:style-name="Standard">del único atributo de sector (CP) </text:p>
      <text:p text:style-name="Standard"/>
      <text:p text:style-name="Standard"/>
      <text:h text:style-name="P3" text:outline-level="2">-- Sector ---------------------------------------------------------------------- ------------------</text:h>
      <text:p text:style-name="Standard">·Restricciones de cardinalidad: </text:p>
      <text:p text:style-name="Standard"><text:tab/>Todo sector está en un Municipio determinado, y a su vez puede contener </text:p>
      <text:p text:style-name="Standard">varias comunidades. Por otra parte en cada sector puede haber varias Parroquias.</text:p>
      <text:p text:style-name="Standard">La participación de un sector en relación con el municipio al que pertenece es total.</text:p>
      <text:p text:style-name="Standard"/>
      <text:p text:style-name="Standard">·Superclave: </text:p>
      <text:p text:style-name="Standard"><text:tab/>Este es un conjunto de entidades fuerte, cuya clave primaria es su </text:p>
      <text:p text:style-name="Standard">código de sector, que es el Código Postal (CP) del sector. </text:p>
      <text:p text:style-name="Standard"/>
      <text:p text:style-name="Standard"/>
      <text:h text:style-name="P4" text:outline-level="2"><text:soft-page-break/>-- Parroquia ------------------------------------------------------------------- ----------------</text:h>
      <text:p text:style-name="Standard">·Restriccion de cardinalidad: </text:p>
      <text:p text:style-name="Standard"><text:tab/>Toda Parroquia se encuentra en un Sector determinado. </text:p>
      <text:p text:style-name="Standard"/>
      <text:p text:style-name="Standard">·Superclave: </text:p>
      <text:p text:style-name="Standard"><text:tab/>Formada por la clave parcial Nombre y {Sector.CP} </text:p>
      <text:p text:style-name="Standard"/>
      <text:p text:style-name="Standard"/>
      <text:h text:style-name="P4" text:outline-level="2">-- Situacion Laboral ----------------------------------------------------------- -------------</text:h>
      <text:p text:style-name="Standard">·Restricciones de cardinalidad: </text:p>
      <text:p text:style-name="Standard"><text:tab/>Toda Situacion Laboral esta relacionada con una única planilla. </text:p>
      <text:p text:style-name="Standard"/>
      <text:p text:style-name="Standard">·Superclave: </text:p>
      <text:p text:style-name="Standard"><text:tab/>Como es una entidad débil y tiene una relacion uno a uno con cada </text:p>
      <text:p text:style-name="Standard">planilla esta univocamente identificada entonces con Planilla.numero. Es </text:p>
      <text:p text:style-name="Standard">importante aclarar que no tiene clave parcial, pues ninguno de sus atributos es </text:p>
      <text:p text:style-name="Standard">suficiente para determinar unívocamente un situación laboral determinada. Esto </text:p>
      <text:p text:style-name="Standard">resulta en la posibilidad de que existan en la BD entradas para "Situac. Lab." </text:p>
      <text:p text:style-name="Standard">con los mismos valores en todos sus atributos, pero que correspondan a entidades </text:p>
      <text:p text:style-name="Standard">diferentes. Sin embargo como se dijo el nº de planilla es suficiente para </text:p>
      <text:p text:style-name="Standard">diferenciarlas. </text:p>
      <text:p text:style-name="Standard"/>
      <text:p text:style-name="Standard"/>
      <text:h text:style-name="P5" text:outline-level="2">-- Vivienda y Servicios -------------------------------------------------------- ------------</text:h>
      <text:p text:style-name="Standard">·Restricciones de cardinalidad: </text:p>
      <text:p text:style-name="Standard"><text:tab/>Estas 2 entidades, se encuentran relacionadas totalmente entre ambas, </text:p>
      <text:p text:style-name="Standard">osea todo vivienda tiene una y solo una entidad Servicios relacionada. A su vez </text:p>
      <text:p text:style-name="Standard">Vivienda esta también relacionada en forma total con planilla. </text:p>
      <text:p text:style-name="Standard"/>
      <text:p text:style-name="Standard">·Superclave: </text:p>
      <text:p text:style-name="Standard"><text:tab/>La superclave de ambas (Vivienda y Servicios) esta univocamente </text:p>
      <text:p text:style-name="Standard">determinada por el numero de la planilla (Planilla.numero). Se da aquí la misma </text:p>
      <text:p text:style-name="Standard">situación que con el conjunto de entidades débil "Situación Laboral" </text:p>
      <text:p text:style-name="Standard"/>
      <text:p text:style-name="Standard"/>
      <text:h text:style-name="P6" text:outline-level="2">-- Situacion de exclusión y Salud ---------------------------------------------- -------</text:h>
      <text:p text:style-name="Standard">·Restricciones de cardinalidad: </text:p>
      <text:p text:style-name="Standard"><text:tab/>Ambas se encuentran relacionadas en forma total (entre sí) y a su vez </text:p>
      <text:p text:style-name="Standard">Salud está relacionada de la misma forma con Planilla. De hecho Situación de </text:p>
      <text:p text:style-name="Standard">exclusión podría haber sido modelado como un atributo multivalorado del conj. de </text:p>
      <text:p text:style-name="Standard">entidades "Salud". Se escogió transformarla en un conj. de ent. débil con una </text:p>
      <text:p text:style-name="Standard">relación total con Salud para no tener que incluir un atributo multivalorado </text:p>
      <text:p text:style-name="Standard">compuesto al diagrama. Al representarlo como conj. de ent. se pueden modelar </text:p>
      <text:p text:style-name="Standard">mejor sus componentes (que aprecen como sus atributos) </text:p>
      <text:p text:style-name="Standard"><text:soft-page-break/></text:p>
      <text:p text:style-name="Standard">·Superclave: </text:p>
      <text:p text:style-name="Standard"><text:tab/>Como el caso anterior, ambas están determinadas univocamente con </text:p>
      <text:p text:style-name="Standard">Planilla.numero. </text:p>
      <text:p text:style-name="Standard"/>
      <text:p text:style-name="Standard"/>
      <text:h text:style-name="P7" text:outline-level="2">-- Participacion comunitaria --------------------------------------------------- ---------</text:h>
      <text:p text:style-name="Standard">·Restricciones de cardinalidad: </text:p>
      <text:p text:style-name="Standard"><text:tab/>Se encuentra relacionada en forma total y única con Planilla. </text:p>
      <text:p text:style-name="Standard"/>
      <text:p text:style-name="Standard">·Superclave: </text:p>
      <text:p text:style-name="Standard"><text:tab/>No posee clave parcial y se identifica univocamente con Planilla.numero. </text:p>
      <text:p text:style-name="Standard"><text:tab/> </text:p>
      <text:p text:style-name="Standard"/>
      <text:h text:style-name="P6" text:outline-level="2">-- Encuestado ------------------------------------------------------------------ --------------</text:h>
      <text:p text:style-name="Standard">·Restricciones de cardinalidad: </text:p>
      <text:p text:style-name="Standard"><text:tab/>El conj. de encuestados representa todas las personas que figuran en el </text:p>
      <text:p text:style-name="Standard">censo, ya sean los que completaron la planilla o los que habitan en el mismo </text:p>
      <text:p text:style-name="Standard">grupo familiar de quien los hizo. Su relación con "Jefe de grupo familiar" es </text:p>
      <text:p text:style-name="Standard">de varios a uno. </text:p>
      <text:p text:style-name="Standard"/>
      <text:p text:style-name="Standard">·Superclave: </text:p>
      <text:p text:style-name="Standard"><text:tab/>Toda persona tiene un ID único dentro de un mismo Estado, conocido aquí </text:p>
      <text:p text:style-name="Standard">como Cédula de Identidad (CI), la que se convierte en su clave primaria. </text:p>
      <text:p text:style-name="Standard"/>
      <text:p text:style-name="Standard"/>
      <text:h text:style-name="P6" text:outline-level="2">-- Jefe de grupo familiar ------------------------------------------------------ ------------</text:h>
      <text:p text:style-name="Standard">·Restricciones de cardinalidad: </text:p>
      <text:p text:style-name="Standard"><text:tab/>La relación de Jefe de grupo familiar con Encuestados es de uno a varios </text:p>
      <text:p text:style-name="Standard">, ya que por cada persona que llenó la Planilla puede haber varias personas </text:p>
      <text:p text:style-name="Standard">dentro del mismo grupo familiar. Por otra parte la relación de JGF con Planilla </text:p>
      <text:p text:style-name="Standard">es uno a uno. </text:p>
      <text:p text:style-name="Standard"/>
      <text:p text:style-name="Standard">·Superclave: </text:p>
      <text:p text:style-name="Standard"><text:tab/>Jefe de grupo familiar es un conj. de ent. fuerte debido a que forma </text:p>
      <text:p text:style-name="Standard">parte de los encuestados y por ende cuenta con su priopio nº de 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d_Hobborg</meta:initial-creator>
    <meta:creation-date>2009-09-17T10:40:57</meta:creation-date>
    <dc:creator>Lord_Hobborg</dc:creator>
    <dc:date>2009-09-17T11:08:21</dc:date>
    <meta:editing-cycles>4</meta:editing-cycles>
    <meta:editing-duration>PT11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2" meta:word-count="699" meta:character-count="5340"/>
  </office:meta>
</office:document-meta>
</file>